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R</text:p>
          </table:table-cell>
          <table:covered-table-cell/>
          <table:table-cell table:style-name="ce1" office:value-type="string" calcext:value-type="string" table:number-columns-spanned="2" table:number-rows-spanned="1">
            <text:p>PR</text:p>
          </table:table-cell>
          <table:covered-table-cell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60/60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style-name="ce2" office:value-type="float" office:value="1.2" calcext:value-type="float">
            <text:p>1.2</text:p>
          </table:table-cell>
          <table:table-cell table:formula="of:=100/60" office:value-type="float" office:value="1.66666666666667" calcext:value-type="float">
            <text:p>1.6666666667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steady rate)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T00:00:03.59028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0-14T19:35:23.647298177</dc:date>
    <meta:editing-duration>PT7M44S</meta:editing-duration>
    <meta:editing-cycles>6</meta:editing-cycles>
    <meta:generator>LibreOffice/4.1.2.3$Linux_X86_64 LibreOffice_project/410m0$Build-3</meta:generator>
    <meta:document-statistic meta:table-count="3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96cm" svg:y="4.149cm" style:legend-expansion="high" chart:style-name="ch2"/>
        <chart:plot-area chart:style-name="ch3" table:cell-range-address="Sigmoide.A1:Sigmoide.B22" chart:data-source-has-labels="both" svg:x="0.77cm" svg:y="0.855cm" svg:width="13.086cm" svg:height="7.548cm">
          <chartooo:coordinate-region svg:x="1.455cm" svg:y="1.108cm" svg:width="12.065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